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style:text-position="33% 58%" fo:font-size="24pt" style:font-size-asian="32pt" style:font-size-complex="32pt"/>
    </style:style>
    <style:style style:name="T54" style:family="text">
      <style:text-properties style:text-position="-33% 58%" fo:font-weight="normal" style:font-weight-asian="normal" style:font-weight-complex="normal"/>
    </style:style>
    <style:style style:name="T55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font-size="22pt" style:font-size-asian="28pt" style:font-size-complex="28pt"/>
    </style:style>
    <style:style style:name="T57" style:family="text">
      <style:text-properties fo:font-size="22pt" fo:font-style="italic" style:font-size-asian="28pt" style:font-style-asian="italic" style:font-size-complex="28pt" style:font-style-complex="italic"/>
    </style:style>
    <style:style style:name="T58" style:family="text">
      <style:text-properties style:text-position="-33% 58%" fo:font-size="22pt" style:font-size-asian="28pt" style:font-size-complex="28pt"/>
    </style:style>
    <style:style style:name="T59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style:text-position="-33% 58%" fo:font-size="28pt" style:font-size-asian="40pt" style:font-size-complex="40pt"/>
    </style:style>
    <style:style style:name="T61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62" style:family="text">
      <style:text-properties style:text-position="33% 58%" fo:font-size="22pt" style:font-size-asian="28pt" style:font-size-complex="28pt"/>
    </style:style>
    <style:style style:name="T63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4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 text:style-name="P5"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2">L</text:span><text:span text:style-name="T53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4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55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2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 Wie sieht das zugehörige magnetische Moment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56">Welche Gestalt hat die zeitabhängige Schrödinger-Gleichung des zweikomponentigen Spinors |</text:span><text:span text:style-name="T57">ψ</text:span><text:span text:style-name="T58">1/2</text:span><text:span text:style-name="T56">(</text:span><text:span text:style-name="T59">r</text:span><text:span text:style-name="T56">)⟩ für ein Elektron im Potential </text:span><text:span text:style-name="T57">V</text:span><text:span text:style-name="T56">(</text:span><text:span text:style-name="T59">r</text:span><text:span text:style-name="T56">) und in einem homogenen Magnetfeld </text:span><text:span text:style-name="T59">B</text:span><text:span text:style-name="T56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60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56">Wie kann man mit Hilfe der kommutierenden Komponente des Dirac-Spinoperators die Entartung der Energieeigenwerte zu </text:span><text:span text:style-name="T57">H</text:span><text:span text:style-name="T61">D</text:span><text:span text:style-name="T62">(0)</text:span><text:span text:style-name="T56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60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59">J</text:span><text:span text:style-name="T58">1</text:span><text:span text:style-name="T56"> und </text:span><text:span text:style-name="T59">J</text:span><text:span text:style-name="T58">2</text:span><text:span text:style-name="T56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63">j</text:span><text:span text:style-name="T12"> des Gesamtdrehimpulses </text:span><text:span text:style-name="T52">J</text:span><text:span text:style-name="T12"> aus denen der Einzeldrehimpulse </text:span><text:span text:style-name="T52">J</text:span><text:span text:style-name="T64">1</text:span><text:span text:style-name="T12">, </text:span><text:span text:style-name="T52">J</text:span><text:span text:style-name="T64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09-30T14:14:09.251000000</dc:date>
    <meta:document-statistic meta:object-count="410"/>
  </office:meta>
</office:document-meta>
</file>